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IPAPGothic" svg:font-family="IPAPGothic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ole-draw-aspect="1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9.7cm" svg:height="20.99cm" svg:x="0cm" svg:y="0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IPAPGothic" svg:font-family="IPAPGothic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ja" style:country-asian="JP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PGothic" style:font-family-asian="IPAPGothic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bdelkrime Aries</meta:initial-creator>
    <meta:creation-date>2017-05-07T10:37:25.667135664</meta:creation-date>
    <dc:date>2017-06-16T12:21:52.157843937</dc:date>
    <dc:creator>Abdelkrime Aries</dc:creator>
    <meta:editing-duration>PT25M57S</meta:editing-duration>
    <meta:editing-cycles>9</meta:editing-cycles>
    <meta:generator>LibreOffice/5.1.6.2$Linux_X86_64 LibreOffice_project/10m0$Build-2</meta:generator>
    <meta:document-statistic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'Nimbus Roman No9 L'" style:font-style-name="Bold" style:font-family-generic="roman" fo:font-size="16pt" fo:font-weight="bold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family="'Nimbus Roman No9 L'" style:font-style-name="Bold" style:font-family-generic="roman" fo:font-size="16pt" fo:font-weight="bold" style:font-size-asian="10pt" style:font-size-complex="10pt"/>
    </style:style>
    <style:style style:name="ch5" style:family="chart" style:data-style-name="N121">
      <style:chart-properties chart:display-label="true" chart:logarithmic="false" chart:minimum="0.402" chart:maximum="0.43" chart:origin="0" chart:interval-major="0.002" chart:reverse-direction="false" text:line-break="false" loext:try-staggering-first="false" chart:link-data-style-to-source="false" chart:axis-position="1"/>
      <style:graphic-properties svg:stroke-color="#b3b3b3"/>
      <style:text-properties fo:font-family="'Nimbus Roman No9 L'" style:font-style-name="Bold" style:font-family-generic="roman" fo:font-size="16pt" fo:font-weight="bold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1">
      <style:chart-properties chart:link-data-style-to-source="true"/>
      <style:graphic-properties draw:fill="hatch" draw:fill-color="#004586" draw:fill-hatch-name="Black_20_0_20_Degrees" dr3d:edge-rounding="5%"/>
      <style:text-properties fo:font-size="10pt" style:font-size-asian="10pt" style:font-size-complex="10pt"/>
    </style:style>
    <style:style style:name="ch8" style:family="chart" style:data-style-name="N121">
      <style:chart-properties chart:link-data-style-to-source="true"/>
      <style:graphic-properties draw:fill="hatch" draw:fill-color="#ff420e" draw:fill-hatch-name="Black_20_90_20_Degrees" dr3d:edge-rounding="5%"/>
      <style:text-properties fo:font-size="10pt" style:font-size-asian="10pt" style:font-size-complex="10pt"/>
    </style:style>
    <style:style style:name="ch9" style:family="chart" style:data-style-name="N121">
      <style:chart-properties chart:link-data-style-to-source="true"/>
      <style:graphic-properties draw:fill="hatch" draw:fill-color="#ffd320" draw:fill-hatch-name="Black_20_-45_20_Degrees" dr3d:edge-rounding="5%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9.701cm" svg:height="20.991cm" xlink:href="." xlink:type="simple" chart:class="chart:bar" chart:style-name="ch1">
        <chart:legend chart:legend-position="end" svg:x="28.02cm" svg:y="9.117cm" style:legend-expansion="high" chart:style-name="ch2"/>
        <chart:plot-area chart:style-name="ch3" chart:data-source-has-labels="both" svg:x="0.594cm" svg:y="0.419cm" svg:width="26.832cm" svg:height="20.153cm">
          <chartooo:coordinate-region svg:x="2.141cm" svg:y="0.805cm" svg:width="25.285cm" svg:height="18.749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style-name="ch10"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</text:p>
              </table:table-cell>
              <table:table-cell office:value-type="string">
                <text:p>P</text:p>
              </table:table-cell>
              <table:table-cell office:value-type="string">
                <text:p>F1</text:p>
              </table:table-cell>
            </table:table-row>
          </table:table-header-rows>
          <table:table-rows>
            <table:table-row>
              <table:table-cell office:value-type="string">
                <text:p>Th= 0.0</text:p>
              </table:table-cell>
              <table:table-cell office:value-type="float" office:value="0.40449">
                <text:p>0.40449</text:p>
              </table:table-cell>
              <table:table-cell office:value-type="float" office:value="0.42083">
                <text:p>0.42083</text:p>
              </table:table-cell>
              <table:table-cell office:value-type="float" office:value="0.41136">
                <text:p>0.41136</text:p>
              </table:table-cell>
            </table:table-row>
            <table:table-row>
              <table:table-cell office:value-type="string">
                <text:p>Th=hmode</text:p>
              </table:table-cell>
              <table:table-cell office:value-type="float" office:value="0.41127">
                <text:p>0.41127</text:p>
              </table:table-cell>
              <table:table-cell office:value-type="float" office:value="0.4272">
                <text:p>0.4272</text:p>
              </table:table-cell>
              <table:table-cell office:value-type="float" office:value="0.41875">
                <text:p>0.41875</text:p>
              </table:table-cell>
            </table:table-row>
            <table:table-row>
              <table:table-cell office:value-type="string">
                <text:p>Th=mean</text:p>
              </table:table-cell>
              <table:table-cell office:value-type="float" office:value="0.4131">
                <text:p>0.4131</text:p>
              </table:table-cell>
              <table:table-cell office:value-type="float" office:value="0.42937">
                <text:p>0.42937</text:p>
              </table:table-cell>
              <table:table-cell office:value-type="float" office:value="0.42078">
                <text:p>0.42078</text:p>
              </table:table-cell>
            </table:table-row>
            <table:table-row>
              <table:table-cell office:value-type="string">
                <text:p>Th=median</text:p>
              </table:table-cell>
              <table:table-cell office:value-type="float" office:value="0.41283">
                <text:p>0.41283</text:p>
              </table:table-cell>
              <table:table-cell office:value-type="float" office:value="0.4275">
                <text:p>0.4275</text:p>
              </table:table-cell>
              <table:table-cell office:value-type="float" office:value="0.41971">
                <text:p>0.4197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hatch draw:name="Black_20_-45_20_Degrees" draw:display-name="Black -45 Degrees" draw:style="single" draw:color="#000000" draw:distance="0.102cm" draw:rotation="3150"/>
    <draw:hatch draw:name="Black_20_0_20_Degrees" draw:display-name="Black 0 Degrees" draw:style="single" draw:color="#000000" draw:distance="0.102cm" draw:rotation="0"/>
    <draw:hatch draw:name="Black_20_90_20_Degrees" draw:display-name="Black 90 Degrees" draw:style="single" draw:color="#000000" draw:distance="0.102cm" draw:rotation="900"/>
  </office:styles>
</office:document-styles>
</file>